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Preformatted_20_Text">
      <style:paragraph-properties fo:margin-top="0cm" fo:margin-bottom="0.499cm" style: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RD Quick Start Guide</text:h>
      <text:p text:style-name="Text_20_body">This tutorial guide walks through the steps to bring up a demonstration CORD "POD", running in virtual machines on a single physical server. The purpose of this demonstration POD is to enable those interested in understanding how CORD works to examine and interact with a running CORD environment. It is a good place for novice CORD users to start.</text:p>
      <text:p text:style-name="Text_20_body"><text:span text:style-name="Strong_20_Emphasis">NOTE:</text:span> <text:span text:style-name="Emphasis">If you are looking for instructions on how to install a multi-node POD, you will find them in </text:span><text:a xlink:type="simple" xlink:href="https://github.com/opencord/cord/blob/cord-1.0/docs/quickstart_physical.md"><text:span text:style-name="Emphasis">quickstart_physical.md</text:span></text:a><text:span text:style-name="Emphasis">.</text:span></text:p>
      <text:p text:style-name="Text_20_body">Specifically, the tutorial covers the following:</text:p>
      <text:list xml:id="list2291715608717739138" text:style-name="L1">
        <text:list-item>
          <text:p text:style-name="P6">Bring up a build environment </text:p>
        </text:list-item>
        <text:list-item>
          <text:p text:style-name="P6">Fetch all artifacts </text:p>
        </text:list-item>
        <text:list-item>
          <text:p text:style-name="P6">Deploy the software to the target platform (server) </text:p>
        </text:list-item>
        <text:list-item>
          <text:p text:style-name="P6">Run some tests on the platform </text:p>
        </text:list-item>
        <text:list-item>
          <text:p text:style-name="P1">Clean-up </text:p>
        </text:list-item>
      </text:list>
      <text:h text:style-name="Heading_20_2" text:outline-level="2"><text:bookmark text:name="user-content-what-you-need-prerequisites"/>What you need (Prerequisites)</text:h>
      <text:p text:style-name="Text_20_body">You will need a <text:span text:style-name="Emphasis">build host</text:span> (e.g., your laptop) and a <text:span text:style-name="Emphasis">target server</text:span>. The build host will run a development environment in a Vagrant VM that will be used to deploy CORD to the target server.</text:p>
      <text:p text:style-name="Text_20_body">Build host requirements:</text:p>
      <text:list xml:id="list7570739197028715913" text:style-name="L2">
        <text:list-item>
          <text:p text:style-name="P7">Mac OS X, Linux, or Windows with a 64-bit OS </text:p>
        </text:list-item>
        <text:list-item>
          <text:p text:style-name="P7"><text:a xlink:type="simple" xlink:href="https://git-scm.com/"><text:span text:style-name="Source_20_Text">git</text:span></text:a> (2.5.4 or later) </text:p>
        </text:list-item>
        <text:list-item>
          <text:p text:style-name="P7"><text:a xlink:type="simple" xlink:href="https://www.vagrantup.com/"><text:span text:style-name="Source_20_Text">Vagrant</text:span></text:a> (1.8.1 or later) </text:p>
        </text:list-item>
        <text:list-item>
          <text:p text:style-name="P7">Access to the Internet </text:p>
        </text:list-item>
        <text:list-item>
          <text:p text:style-name="P2">SSH access to the target server </text:p>
        </text:list-item>
      </text:list>
      <text:p text:style-name="Text_20_body">Target server requirements:</text:p>
      <text:list xml:id="list7671224078324650347" text:style-name="L3">
        <text:list-item>
          <text:p text:style-name="P8">64-bit server, with </text:p>
          <text:list>
            <text:list-item>
              <text:p text:style-name="P8">48GB+ RAM </text:p>
            </text:list-item>
            <text:list-item>
              <text:p text:style-name="P8">12+ CPU cores </text:p>
            </text:list-item>
            <text:list-item>
              <text:p text:style-name="P8">1TB+ disk </text:p>
            </text:list-item>
          </text:list>
        </text:list-item>
        <text:list-item>
          <text:p text:style-name="P8">Access to the Internet </text:p>
        </text:list-item>
        <text:list-item>
          <text:p text:style-name="P8">Ubuntu 14.04 LTS freshly installed (see <text:a xlink:type="simple" xlink:href="https://github.com/opencord/cord/blob/cord-1.0/docs">TBF</text:a> for instruction on how to install Ubuntu 14.04). </text:p>
        </text:list-item>
        <text:list-item>
          <text:p text:style-name="P3">Account used to SSH from build host has password-less <text:span text:style-name="Emphasis">sudo</text:span> capability (e.g., like the <text:span text:style-name="Source_20_Text">ubuntu</text:span> user) </text:p>
        </text:list-item>
      </text:list>
      <text:h text:style-name="Heading_20_3" text:outline-level="3"><text:bookmark text:name="user-content-target-server-on-cloudlab-optional"/>Target Server on CloudLab (optional)</text:h>
      <text:p text:style-name="Text_20_body">If you do not have a target server available that meets the above requirements, you can borrow one on <text:a xlink:type="simple" xlink:href="https://www.cloudlab.us/">CloudLab</text:a>. Sign up for an account using your organization's email address and choose "Join <text:soft-page-break/>Existing Project"; for "Project Name" enter <text:span text:style-name="Source_20_Text">cord-testdrive</text:span>.</text:p>
      <text:p text:style-name="Text_20_body"><text:span text:style-name="Strong_20_Emphasis">NOTE:</text:span> <text:span text:style-name="Emphasis">CloudLab is supporting CORD as a courtesy. It is expected that you will not use CloudLab resources for purposes other than evaluating CORD. If, after a week or two, you wish to continue using CloudLab to experiment with or develop CORD, then you must apply for your own separate CloudLab project.</text:span></text:p>
      <text:p text:style-name="Text_20_body">Once your account is approved, start an experiment using the <text:span text:style-name="Source_20_Text">OnePC-Ubuntu14.04.4</text:span> profile on either the Wisconsin or Clemson cluster. This will provide you with a temporary target server meeting the above requirements.</text:p>
      <text:p text:style-name="Text_20_body">Refer to the <text:a xlink:type="simple" xlink:href="https://docs.cloudlab.us/">CloudLab documentation</text:a> for more information.</text:p>
      <text:h text:style-name="Heading_20_2" text:outline-level="2"><text:bookmark text:name="user-content-clone-the-repository"/>Clone the Repository</text:h>
      <text:p text:style-name="Text_20_body">To clone the repository, on your build host issue the <text:span text:style-name="Source_20_Text">git</text:span> command:</text:p>
      <text:p text:style-name="P11"><text:span text:style-name="Source_20_Text">git clone -b cord-1.0 http://gerrit.opencord.org/cord</text:span></text:p>
      <text:h text:style-name="Heading_20_3" text:outline-level="3"><text:bookmark text:name="user-content-complete"/>Complete</text:h>
      <text:p text:style-name="Text_20_body">When this is complete, a listing (<text:span text:style-name="Source_20_Text">ls</text:span>) of this directory should yield output similar to:</text:p>
      <text:p text:style-name="Preformatted_20_Text"><text:span text:style-name="Source_20_Text">ls</text:span></text:p>
      <text:p text:style-name="Preformatted_20_Text"><text:span text:style-name="Source_20_Text">LICENSE.txt <text:s text:c="7"/>ansible/ <text:s text:c="10"/>components/ <text:s text:c="7"/>gradle/ <text:s text:c="11"/>gradlew.bat <text:s text:c="7"/>utils/</text:span></text:p>
      <text:p text:style-name="Preformatted_20_Text"><text:span text:style-name="Source_20_Text">README.md <text:s text:c="9"/>build.gradle <text:s text:c="6"/>config/ <text:s text:c="11"/>gradle.properties <text:s/>scripts/</text:span></text:p>
      <text:p text:style-name="P11"><text:span text:style-name="Source_20_Text">Vagrantfile <text:s text:c="7"/>buildSrc/ <text:s text:c="9"/>docs/ <text:s text:c="13"/>gradlew* <text:s text:c="10"/>settings.gradle</text:span></text:p>
      <text:h text:style-name="Heading_20_2" text:outline-level="2"><text:bookmark text:name="user-content-create-the-development-machine"/>Create the Development Machine</text:h>
      <text:p text:style-name="Text_20_body">The development environment is required for the tasks in this repository. This environment leverages <text:a xlink:type="simple" xlink:href="https://www.vagrantup.com/docs/getting-started/">Vagrant</text:a> to install the tools required to build and deploy the CORD software.</text:p>
      <text:p text:style-name="Text_20_body">To create the development machine the following Vagrant command can be used. This will create an Ubuntu 14.04 LTS based virtual machine and install some basic required packages, such as Docker, Docker Compose, and Oracle Java 8.</text:p>
      <text:p text:style-name="P11"><text:span text:style-name="Source_20_Text">vagrant up corddev</text:span></text:p>
      <text:p text:style-name="Text_20_body"><text:span text:style-name="Strong_20_Emphasis">NOTE:</text:span> <text:span text:style-name="Emphasis">It may takes several minutes for the first command </text:span><text:span text:style-name="Emphasis"><text:span text:style-name="Source_20_Text">vagrant up corddev</text:span></text:span><text:span text:style-name="Emphasis"> to complete as it will include creating the VM as well as downloading and installing various software packages.</text:span></text:p>
      <text:h text:style-name="Heading_20_3" text:outline-level="3"><text:bookmark text:name="user-content-complete-1"/>Complete</text:h>
      <text:p text:style-name="Text_20_body">Once the Vagrant VM is created and provisioned, you will see output ending with:</text:p>
      <text:p text:style-name="Preformatted_20_Text"><text:span text:style-name="Source_20_Text">==&gt; corddev: PLAY RECAP *********************************************************************</text:span></text:p>
      <text:p text:style-name="Preformatted_20_Text"><text:span text:style-name="Source_20_Text">==&gt; corddev: localhost <text:s text:c="17"/>: ok=29 <text:s text:c="2"/>changed=25 <text:s text:c="2"/>unreachable=0 <text:s text:c="3"/>failed=0</text:span></text:p>
      <text:p text:style-name="P11"><text:span text:style-name="Source_20_Text">==&gt; corddev: Configuring cache buckets...</text:span></text:p>
      <text:h text:style-name="Heading_20_2" text:outline-level="2"><text:bookmark text:name="user-content-connect-to-the-development-machine"/><text:soft-page-break/>Connect to the Development Machine</text:h>
      <text:p text:style-name="Text_20_body">To connect to the development machine the following vagrant command can be used.</text:p>
      <text:p text:style-name="P11"><text:span text:style-name="Source_20_Text">vagrant ssh corddev</text:span></text:p>
      <text:p text:style-name="Text_20_body">Once connected to the Vagrant machine, you can find the deployment artifacts in the <text:span text:style-name="Source_20_Text">/cord</text:span> directory on the VM.</text:p>
      <text:p text:style-name="P11"><text:span text:style-name="Source_20_Text">cd /cord</text:span></text:p>
      <text:h text:style-name="Heading_20_3" text:outline-level="3"><text:bookmark text:name="user-content-gradle"/>Gradle</text:h>
      <text:p text:style-name="Text_20_body"><text:a xlink:type="simple" xlink:href="https://gradle.org/">Gradle</text:a> is the build tool that is used to help orchestrate the build and deployment of a POD. A <text:span text:style-name="Emphasis">launch</text:span> script is included in the Vagrant machine that will automatically download and install <text:span text:style-name="Source_20_Text">gradle</text:span>. The script is called <text:span text:style-name="Source_20_Text">gradlew</text:span> and the download / install will be invoked on the first use of this script; thus the first use may take a little longer than subsequent invocations and requires a connection to the internet.</text:p>
      <text:h text:style-name="Heading_20_3" text:outline-level="3"><text:bookmark text:name="user-content-complete-2"/>Complete</text:h>
      <text:p text:style-name="Text_20_body">Once you have created and connected to the development environment this task is complete. The <text:span text:style-name="Source_20_Text">cord</text:span> repository files can be found on the development machine under <text:span text:style-name="Source_20_Text">/cord</text:span>. This directory is mounted from the host machine so changes made to files in this directory will be reflected on the host machine and vice-versa.</text:p>
      <text:h text:style-name="Heading_20_2" text:outline-level="2"><text:bookmark text:name="user-content-fetch"/>Fetch</text:h>
      <text:p text:style-name="Text_20_body">The fetching phase of the deployment pulls Docker images from the public repository down to the local machine as well as clones any <text:span text:style-name="Source_20_Text">git</text:span> submodules that are part of the project. This phase can be initiated with the following command:</text:p>
      <text:p text:style-name="P11"><text:span text:style-name="Source_20_Text">./gradlew fetch</text:span></text:p>
      <text:h text:style-name="Heading_20_3" text:outline-level="3"><text:bookmark text:name="user-content-complete-3"/>Complete</text:h>
      <text:p text:style-name="Text_20_body">Once the fetch command has successfully been run, this step is complete. After this command completes you should be able to see the Docker images that were downloaded using the <text:span text:style-name="Source_20_Text">docker images</text:span> command on the development machine:</text:p>
      <text:p text:style-name="Preformatted_20_Text"><text:span text:style-name="Source_20_Text">docker images</text:span></text:p>
      <text:p text:style-name="Preformatted_20_Text"><text:span text:style-name="Source_20_Text">REPOSITORY <text:s text:c="9"/>TAG <text:s text:c="16"/>IMAGE ID <text:s text:c="11"/>CREATED <text:s text:c="12"/>SIZE</text:span></text:p>
      <text:p text:style-name="Preformatted_20_Text"><text:span text:style-name="Source_20_Text">python <text:s text:c="13"/>2.7-alpine <text:s text:c="9"/>836fa7aed31d <text:s text:c="7"/>5 days ago <text:s text:c="9"/>56.45 MB</text:span></text:p>
      <text:p text:style-name="Preformatted_20_Text"><text:span text:style-name="Source_20_Text">consul <text:s text:c="13"/>&lt;none&gt; <text:s text:c="13"/>62f109a3299c <text:s text:c="7"/>2 weeks ago <text:s text:c="8"/>41.05 MB</text:span></text:p>
      <text:p text:style-name="Preformatted_20_Text"><text:span text:style-name="Source_20_Text">registry <text:s text:c="11"/>2.4.0 <text:s text:c="14"/>8b162eee2794 <text:s text:c="7"/>9 weeks ago <text:s text:c="8"/>171.1 MB</text:span></text:p>
      <text:p text:style-name="P11"><text:span text:style-name="Source_20_Text">abh1nav/dockerui <text:s text:c="3"/>latest <text:s text:c="13"/>6e4d05915b2a <text:s text:c="7"/>19 months ago <text:s text:c="6"/>469.5 MB</text:span></text:p>
      <text:h text:style-name="Heading_20_2" text:outline-level="2"><text:bookmark text:name="user-content-edit-the-configuration-file"/><text:soft-page-break/>Edit the configuration file</text:h>
      <text:p text:style-name="Text_20_body">Edit the configuration file <text:span text:style-name="Source_20_Text">/cord/components/platform-install/config/default.yml</text:span>. Add the IP address of your target server as well as the <text:span text:style-name="Source_20_Text">username / password</text:span> for accessing the server. You can skip adding the password if you can SSH to the target server from inside the Vagrant VM as <text:span text:style-name="Source_20_Text">username</text:span> without one (e.g., by running <text:span text:style-name="Source_20_Text">ssh-agent</text:span>).</text:p>
      <text:p text:style-name="Text_20_body">If you are planning on deploying the single-node POD to a CloudLab host, uncomment the following lines in the configuration file:</text:p>
      <text:p text:style-name="Preformatted_20_Text"><text:span text:style-name="Source_20_Text">#extraVars:</text:span></text:p>
      <text:p text:style-name="P11"><text:span text:style-name="Source_20_Text"># <text:s/>- 'on_cloudlab=True'</text:span></text:p>
      <text:p text:style-name="Text_20_body">This will signal the install process to set up extra disk space on the CloudLab node for use by CORD.</text:p>
      <text:h text:style-name="Heading_20_3" text:outline-level="3"><text:bookmark text:name="user-content-complete-4"/>Complete</text:h>
      <text:p text:style-name="Text_20_body">Before proceeding, verify that you can SSH to the target server from the development environment using the IP address, username, and password that you entered into the configuration file. Also verify that the user account can <text:span text:style-name="Source_20_Text">sudo</text:span> without a password.</text:p>
      <text:h text:style-name="Heading_20_2" text:outline-level="2"><text:bookmark text:name="user-content-deploy-the-single-node-cord-pod-on-the-target-server"/>Deploy the single-node CORD POD on the target server</text:h>
      <text:p text:style-name="Text_20_body">Deploy the CORD software to the the target server and configure it to form a running POD.</text:p>
      <text:p text:style-name="P11"><text:span text:style-name="Source_20_Text">./gradlew -PdeployConfig=/cord/components/platform-install/config/default.yml deploySingle</text:span></text:p>
      <text:p text:style-name="Quotations"><text:span text:style-name="Emphasis">What this does:</text:span></text:p>
      <text:p text:style-name="Quotations">This command uses an Ansible playbook (cord-single-playbook.yml) to install OpenStack services, ONOS, and XOS in VMs on the target server. It also brings up a compute node as a VM.</text:p>
      <text:p text:style-name="Text_20_body">This step usually takes <text:span text:style-name="Emphasis">at least an hour</text:span> to complete. Be patient!</text:p>
      <text:h text:style-name="Heading_20_3" text:outline-level="3"><text:bookmark text:name="user-content-complete-5"/>Complete</text:h>
      <text:p text:style-name="Text_20_body">This step is completed once the Ansible playbook finishes without errors. If an error is encountered when running this step, the first thing to try is just running the above <text:span text:style-name="Source_20_Text">gradlew</text:span> command again.</text:p>
      <text:p text:style-name="Text_20_body">Once the step completes, two instances of ONOS are running, in the <text:span text:style-name="Source_20_Text">onos-cord-1</text:span> and <text:span text:style-name="Source_20_Text">onos-fabric-1</text:span> VMs, though only <text:span text:style-name="Source_20_Text">onos-cord-1</text:span> is used in the single-node install. OpenStack is also running on the target server with a virtual compute node called <text:span text:style-name="Source_20_Text">nova-compute-1</text:span>. Finally, XOS is running inside the <text:span text:style-name="Source_20_Text">xos-1</text:span> VM and is controlling ONOS and OpenStack. You can get a deeper understanding of the configuration of the target server by visiting <text:a xlink:type="simple" xlink:href="https://github.com/opencord/cord/blob/cord-1.0/docs/head_node_services.md">head_node_services.md</text:a>.</text:p>
      <text:h text:style-name="Heading_20_2" text:outline-level="2"><text:bookmark text:name="user-content-login-to-the-cord-gui-and-look-around"/><text:soft-page-break/>Login to the CORD GUI and look around</text:h>
      <text:p text:style-name="Text_20_body">You can access the CORD GUI (provided by XOS) by pointing your browser to URL <text:span text:style-name="Source_20_Text">http://&lt;target-server&gt;</text:span>, using username <text:span text:style-name="Source_20_Text">padmin@vicci.org</text:span> and password <text:span text:style-name="Source_20_Text">letmein</text:span>.</text:p>
      <text:p text:style-name="Text_20_body">The state of the system is that all CORD services have been onboarded to XOS (you can see them in the GUI by clicking <text:span text:style-name="Emphasis">Services</text:span> at left), but no CORD subscribers have been created yet. To create a sample subscriber, proceed to the next step.</text:p>
      <text:h text:style-name="Heading_20_2" text:outline-level="2"><text:bookmark text:name="user-content-run-the-post-deployment-tests"/>Run the post-deployment tests</text:h>
      <text:p text:style-name="Text_20_body">After the single-node POD is set up, you can execute basic health tests on the platform by running this command:</text:p>
      <text:p text:style-name="P11"><text:span text:style-name="Source_20_Text">./gradlew -PdeployConfig=/cord/components/platform-install/config/default.yml postDeployTests</text:span></text:p>
      <text:h text:style-name="Heading_20_3" text:outline-level="3"><text:bookmark text:name="user-content-test-vsg"/>test-vsg</text:h>
      <text:p text:style-name="Text_20_body">This tests the E2E connectivity of the POD by performing the following steps:</text:p>
      <text:list xml:id="list6271461099534593777" text:style-name="L4">
        <text:list-item>
          <text:p text:style-name="P9">Sets up a sample CORD subscriber in XOS </text:p>
        </text:list-item>
        <text:list-item>
          <text:p text:style-name="P9">Launches a vSG for that subscriber on the CORD POD </text:p>
        </text:list-item>
        <text:list-item>
          <text:p text:style-name="P9">Creates a test client, corresponding to a device in the subscriber's household </text:p>
        </text:list-item>
        <text:list-item>
          <text:p text:style-name="P9">Connects the test client to the vSG using a simulated OLT </text:p>
        </text:list-item>
        <text:list-item>
          <text:p text:style-name="P4">Runs <text:span text:style-name="Source_20_Text">ping</text:span> in the client to a public IP address in the Internet </text:p>
        </text:list-item>
      </text:list>
      <text:p text:style-name="Text_20_body">Success means that traffic is flowing between the subscriber household and the Internet via the vSG. If it succeeds, you should see some lines like these in the output:</text:p>
      <text:p text:style-name="Preformatted_20_Text"><text:span text:style-name="Source_20_Text">TASK [test-vsg : Output from ping test] ****************************************</text:span></text:p>
      <text:p text:style-name="Preformatted_20_Text"><text:span text:style-name="Source_20_Text">Thursday 28 July 2016 <text:s/>15:00:17 -0600 (0:00:03.367) <text:s text:c="6"/>0:01:20.075 *********</text:span></text:p>
      <text:p text:style-name="Preformatted_20_Text"><text:span text:style-name="Source_20_Text">ok: [localhost] =&gt; {</text:span></text:p>
      <text:p text:style-name="Preformatted_20_Text"><text:span text:style-name="Source_20_Text"><text:s text:c="4"/>"pingtest.stdout_lines": [</text:span></text:p>
      <text:p text:style-name="Preformatted_20_Text"><text:span text:style-name="Source_20_Text"><text:s text:c="8"/>"nova-compute-1 | SUCCESS | rc=0 &gt;&gt;",</text:span></text:p>
      <text:p text:style-name="Preformatted_20_Text"><text:span text:style-name="Source_20_Text"><text:s text:c="8"/>"PING 8.8.8.8 (8.8.8.8) 56(84) bytes of data.",</text:span></text:p>
      <text:p text:style-name="Preformatted_20_Text"><text:span text:style-name="Source_20_Text"><text:s text:c="8"/>"64 bytes from 8.8.8.8: icmp_seq=1 ttl=45 time=5.30 ms",</text:span></text:p>
      <text:p text:style-name="Preformatted_20_Text"><text:span text:style-name="Source_20_Text"><text:s text:c="8"/>"64 bytes from 8.8.8.8: icmp_seq=2 ttl=45 time=5.29 ms",</text:span></text:p>
      <text:p text:style-name="Preformatted_20_Text"><text:span text:style-name="Source_20_Text"><text:s text:c="8"/>"64 bytes from 8.8.8.8: icmp_seq=3 ttl=45 time=5.36 ms",</text:span></text:p>
      <text:p text:style-name="Preformatted_20_Text"><text:span text:style-name="Source_20_Text"><text:s text:c="8"/>"",</text:span></text:p>
      <text:p text:style-name="Preformatted_20_Text"><text:span text:style-name="Source_20_Text"><text:s text:c="8"/>"--- 8.8.8.8 ping statistics ---",</text:span></text:p>
      <text:p text:style-name="Preformatted_20_Text"><text:span text:style-name="Source_20_Text"><text:s text:c="8"/>"3 packets transmitted, 3 received, 0% packet loss, time 2003ms",</text:span></text:p>
      <text:p text:style-name="Preformatted_20_Text"><text:span text:style-name="Source_20_Text"><text:s text:c="8"/>"rtt min/avg/max/mdev = 5.295/5.320/5.365/0.031 ms"</text:span></text:p>
      <text:p text:style-name="Preformatted_20_Text"><text:span text:style-name="Source_20_Text"><text:s text:c="4"/>]</text:span></text:p>
      <text:p text:style-name="P11"><text:span text:style-name="Source_20_Text">}</text:span></text:p>
      <text:h text:style-name="Heading_20_3" text:outline-level="3"><text:bookmark text:name="user-content-test-exampleservice"/>test-exampleservice</text:h>
      <text:p text:style-name="Text_20_body">This test builds on <text:span text:style-name="Source_20_Text">test-vsg</text:span> by loading the <text:span text:style-name="Emphasis">exampleservice</text:span> described in the <text:a xlink:type="simple" xlink:href="https://wiki.opencord.org/display/CORD/Assembling+and+On-Boarding+Services%3A+A+Tutorial">Tutorial on Assembling and On-Boarding Services</text:a>. The purpose of the <text:span text:style-name="Emphasis">exampleservice</text:span> is to demonstrate how new subscriber-facing services can be easily deployed to a CORD POD. This test performs the following steps:</text:p>
      <text:list xml:id="list6554521672320961194" text:style-name="L5">
        <text:list-item>
          <text:p text:style-name="P10"><text:soft-page-break/>On-boards <text:span text:style-name="Emphasis">exampleservice</text:span> into the CORD POD </text:p>
        </text:list-item>
        <text:list-item>
          <text:p text:style-name="P10">Creates an <text:span text:style-name="Emphasis">exampleservice</text:span> tenant, which causes a VM to be created and Apache to be loaded and configured inside </text:p>
        </text:list-item>
        <text:list-item>
          <text:p text:style-name="P5">Runs a <text:span text:style-name="Source_20_Text">curl</text:span> from the subscriber test client, through the vSG, to the Apache server. </text:p>
        </text:list-item>
      </text:list>
      <text:p text:style-name="Text_20_body">Success means that the Apache server launched by the <text:span text:style-name="Emphasis">exampleservice</text:span> tenant is fully configured and is reachable from the subscriber client via the vSG. If it succeeds, you should see some lines like these in the output:</text:p>
      <text:p text:style-name="Preformatted_20_Text"><text:span text:style-name="Source_20_Text">TASK [test-exampleservice : Output from curl test] *****************************</text:span></text:p>
      <text:p text:style-name="Preformatted_20_Text"><text:span text:style-name="Source_20_Text">Thursday 28 July 2016 <text:s/>15:01:43 -0600 (0:00:01.441) <text:s text:c="6"/>0:02:46.634 *********</text:span></text:p>
      <text:p text:style-name="Preformatted_20_Text"><text:span text:style-name="Source_20_Text">ok: [localhost] =&gt; {</text:span></text:p>
      <text:p text:style-name="Preformatted_20_Text"><text:span text:style-name="Source_20_Text"><text:s text:c="4"/>"curltest.stdout_lines": [</text:span></text:p>
      <text:p text:style-name="Preformatted_20_Text"><text:span text:style-name="Source_20_Text"><text:s text:c="8"/>"nova-compute-1 | SUCCESS | rc=0 &gt;&gt;",</text:span></text:p>
      <text:p text:style-name="Preformatted_20_Text"><text:span text:style-name="Source_20_Text"><text:s text:c="8"/>"ExampleService",</text:span></text:p>
      <text:p text:style-name="Preformatted_20_Text"><text:span text:style-name="Source_20_Text"><text:s text:c="8"/>" Service Message: \"hello\"",</text:span></text:p>
      <text:p text:style-name="Preformatted_20_Text"><text:span text:style-name="Source_20_Text"><text:s text:c="8"/>" Tenant Message: \"world\""</text:span></text:p>
      <text:p text:style-name="Preformatted_20_Text"><text:span text:style-name="Source_20_Text"><text:s text:c="4"/>]</text:span></text:p>
      <text:p text:style-name="P11"><text:span text:style-name="Source_20_Text">}</text:span></text:p>
      <text:h text:style-name="Heading_20_2" text:outline-level="2"><text:bookmark text:name="user-content-optional-cleanup"/>Optional cleanup</text:h>
      <text:p text:style-name="Text_20_body">Once you are finished deploying the single-node POD, you can exit from the development environment on the build host and destroy it:</text:p>
      <text:p text:style-name="Preformatted_20_Text"><text:span text:style-name="Source_20_Text">exit</text:span></text:p>
      <text:p text:style-name="P11"><text:span text:style-name="Source_20_Text">vagrant destroy -f</text:span></text:p>
      <text:h text:style-name="Heading_20_2" text:outline-level="2"><text:bookmark text:name="user-content-congratulations"/>Congratulations</text:h>
      <text:p text:style-name="Text_20_body">If you got this far, you successfully built, deployed, and tested your first CORD POD.</text:p>
      <text:p text:style-name="Text_20_body">You are now ready to bring up a multi-node POD with a real switching fabric and multiple physical compute nodes. The process for doing so is described in <text:a xlink:type="simple" xlink:href="https://github.com/opencord/cord/blob/cord-1.0/docs/quickstart_physical.md">quickstart_physical.md</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9:56:40.975596247</meta:creation-date>
    <dc:date>2016-11-23T19:57:28.604755903</dc:date>
    <meta:editing-duration>P0D</meta:editing-duration>
    <meta:editing-cycles>1</meta:editing-cycles>
    <meta:document-statistic meta:table-count="0" meta:image-count="0" meta:object-count="0" meta:page-count="6" meta:paragraph-count="138" meta:word-count="1708" meta:character-count="11155" meta:non-whitespace-character-count="9123"/>
    <meta:generator>LibreOffice/4.2.8.2$Linux_X86_64 LibreOffice_project/420m0$Build-2</meta:generator>
  </office:meta>
</office:document-meta>
</file>